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24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5648" calcext:value-type="float">
            <text:p>108.4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8" calcext:value-type="float">
            <text:p>105.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16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5976" calcext:value-type="float">
            <text:p>105.7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15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124" calcext:value-type="float">
            <text:p>105.1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14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4752" calcext:value-type="float">
            <text:p>108.1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1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1824" calcext:value-type="float">
            <text:p>112.89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0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2824" calcext:value-type="float">
            <text:p>101.8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0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72536" calcext:value-type="float">
            <text:p>104.8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06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0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0248" calcext:value-type="float">
            <text:p>99.52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200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216" calcext:value-type="float">
            <text:p>97.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9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9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9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9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3736" calcext:value-type="float">
            <text:p>95.4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94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4552" calcext:value-type="float">
            <text:p>95.0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9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9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3952" calcext:value-type="float">
            <text:p>94.1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9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9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9672" calcext:value-type="float">
            <text:p>94.1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8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74312" calcext:value-type="float">
            <text:p>93.1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8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8136" calcext:value-type="float">
            <text:p>92.5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8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7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6392" calcext:value-type="float">
            <text:p>90.7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7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7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7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7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7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7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7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6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6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908" calcext:value-type="float">
            <text:p>80.2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6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6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501</text:p>
          </table:table-cell>
          <table:table-cell office:value-type="string" calcext:value-type="string">
            <text:p>196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7944" calcext:value-type="float">
            <text:p>78.0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